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21cm" fo:min-width="0cm" draw:shadow="hidden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0.381cm" svg:height="0.381cm" svg:x="2.778cm" svg:y="3.032cm">
          <text:p text:style-name="P1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0.381cm" svg:height="0.381cm" svg:x="6.461cm" svg:y="1.63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381cm" svg:height="0.381cm" svg:x="4.937cm" svg:y="3.032cm">
          <text:p text:style-name="P1">B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381cm" svg:height="0.381cm" svg:x="8.874cm" svg:y="2.905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263cm" svg:y1="3.087cm" svg:x2="6.516cm" svg:y2="1.961cm" draw:start-shape="id1" draw:start-glue-point="11" draw:end-shape="id2" draw:end-glue-point="7" svg:d="M5263 3087l1253-1126" svg:viewBox="0 0 1254 1127">
          <text:p text:style-name="P1">z</text:p>
        </draw:connector>
        <draw:connector draw:style-name="gr2" draw:text-style-name="P2" draw:layer="layout" draw:type="line" svg:x1="3.159cm" svg:y1="3.223cm" svg:x2="4.937cm" svg:y2="3.223cm" draw:start-shape="id3" draw:start-glue-point="10" draw:end-shape="id1" draw:end-glue-point="6" svg:d="M3159 3223h1778" svg:viewBox="0 0 1779 1">
          <text:p text:style-name="P1">x</text:p>
        </draw:connector>
        <draw:connector draw:style-name="gr2" draw:text-style-name="P2" draw:layer="layout" draw:type="line" svg:x1="6.842cm" svg:y1="1.826cm" svg:x2="8.929cm" svg:y2="2.96cm" draw:start-shape="id2" draw:start-glue-point="10" draw:end-shape="id4" draw:end-glue-point="5" svg:d="M6842 1826l2087 1134" svg:viewBox="0 0 2088 1135">
          <text:p text:style-name="P1">w</text:p>
        </draw:connector>
        <draw:connector draw:style-name="gr3" draw:text-style-name="P2" draw:layer="layout" draw:type="curve" draw:line-skew="0.386cm" svg:x1="4.937cm" svg:y1="3.223cm" svg:x2="6.516cm" svg:y2="1.69cm" draw:start-shape="id1" draw:start-glue-point="6" draw:end-shape="id2" draw:end-glue-point="5" svg:d="M4937 3223c-174 0-963-1533 1579-1533" svg:viewBox="0 0 1832 1534">
          <text:p/>
        </draw:connector>
        <draw:frame draw:style-name="gr4" draw:text-style-name="P3" draw:layer="layout" svg:width="0.853cm" svg:height="0.962cm" svg:x="4.719cm" svg:y="1.508cm">
          <draw:text-box>
            <text:p>y</text:p>
          </draw:text-box>
        </draw:frame>
        <draw:frame draw:style-name="gr5" draw:text-style-name="P5" draw:layer="layout" svg:width="0.934cm" svg:height="0.683cm" svg:x="3.478cm" svg:y="3.413cm">
          <draw:text-box>
            <text:p text:style-name="P4"><text:span text:style-name="T1">10</text:span></text:p>
          </draw:text-box>
        </draw:frame>
        <draw:frame draw:style-name="gr5" draw:text-style-name="P5" draw:layer="layout" svg:width="0.934cm" svg:height="0.683cm" svg:x="5.699cm" svg:y="2.524cm">
          <draw:text-box>
            <text:p text:style-name="P4"><text:span text:style-name="T1">10</text:span></text:p>
          </draw:text-box>
        </draw:frame>
        <draw:frame draw:style-name="gr5" draw:text-style-name="P5" draw:layer="layout" svg:width="0.934cm" svg:height="0.683cm" svg:x="4.765cm" svg:y="1.333cm">
          <draw:text-box>
            <text:p text:style-name="P4"><text:span text:style-name="T1">20</text:span></text:p>
          </draw:text-box>
        </draw:frame>
        <draw:frame draw:style-name="gr5" draw:text-style-name="P5" draw:layer="layout" svg:width="0.934cm" svg:height="0.683cm" svg:x="7.432cm" svg:y="1.508cm">
          <draw:text-box>
            <text:p text:style-name="P4"><text:span text:style-name="T1">3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18pt" style:font-style-asian="normal" style:font-weight-asian="normal" style:font-name-complex="Verdana" style:font-family-complex="Verdan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9:32:30.222757930</meta:creation-date>
    <dc:date>2015-03-19T12:17:16.072485982</dc:date>
    <meta:editing-duration>PT19M31S</meta:editing-duration>
    <meta:editing-cycles>3</meta:editing-cycles>
    <meta:generator>LibreOffice/4.4.1.2$Linux_X86_64 LibreOffice_project/40m0$Build-2</meta:generator>
    <meta:document-statistic meta:object-count="13"/>
  </office:meta>
</office:document-meta>
</file>